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17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18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19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paragraph-rsid="000ba387"/>
    </style:style>
    <style:style style:name="P22" style:family="paragraph" style:parent-style-name="Standard" style:list-style-name="L1">
      <style:text-properties fo:font-size="10pt" officeooo:rsid="00223d07" officeooo:paragraph-rsid="00223d07" style:font-size-asian="10pt" style:font-size-complex="10pt"/>
    </style:style>
    <style:style style:name="P23" style:family="paragraph" style:parent-style-name="Standard" style:list-style-name="L1">
      <style:text-properties fo:font-size="10pt" officeooo:paragraph-rsid="000ba387" style:font-size-asian="10pt" style:font-size-complex="10pt"/>
    </style:style>
    <style:style style:name="P24" style:family="paragraph" style:parent-style-name="Standard">
      <style:text-properties fo:font-size="10pt" officeooo:rsid="000ba387" officeooo:paragraph-rsid="000ba38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740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0a62"/>
    </style:style>
    <style:style style:name="T17" style:family="text">
      <style:text-properties officeooo:rsid="000e7405"/>
    </style:style>
    <style:style style:name="T18" style:family="text">
      <style:text-properties officeooo:rsid="00173ea2"/>
    </style:style>
    <style:style style:name="T19" style:family="text">
      <style:text-properties officeooo:rsid="0017b8e8"/>
    </style:style>
    <style:style style:name="T20" style:family="text">
      <style:text-properties officeooo:rsid="00186b29"/>
    </style:style>
    <style:style style:name="T21" style:family="text">
      <style:text-properties officeooo:rsid="001fcfa4"/>
    </style:style>
    <style:style style:name="T22" style:family="text">
      <style:text-properties officeooo:rsid="000ba387"/>
    </style:style>
    <style:style style:name="T23" style:family="text">
      <style:text-properties officeooo:rsid="0017d03c"/>
    </style:style>
    <style:style style:name="T24" style:family="text">
      <style:text-properties officeooo:rsid="001287df"/>
    </style:style>
    <style:style style:name="T25" style:family="text">
      <style:text-properties officeooo:rsid="001dc656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<text:span text:style-name="T21">Μοίρες,</text:span> <text:span text:style-name="T20">[PD]</text:span>/<text:span text:style-name="T20">[PM]/[PY]</text:span></text:p>
            <text:p text:style-name="P14"/>
            <text:p text:style-name="P14">Aριθμός πρωτοκόλλου: <text:span text:style-name="T20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20">[DNO]</text:span>/<text:span text:style-name="T20">[DY]</text:span></text:p>
          </table:table-cell>
        </table:table-row>
      </table:table>
      <text:p text:style-name="P1"/>
      <text:p text:style-name="P3"><text:span text:style-name="T13">Θέμα</text:span>: <text:span text:style-name="T15">Χορήγηση κανονικής άδειας απουσίας </text:span><text:span text:style-name="T16">σε [ANAPLIROTI]</text:span></text:p>
      <text:p text:style-name="P2"/>
      <text:p text:style-name="P5">Έχοντας υπόψη </text:p>
      <text:p text:style-name="P5"/>
      <text:list xml:id="list1074695639" text:style-name="L1">
        <text:list-item>
          <text:p text:style-name="P22">Το Κεφ. Δ του Ν.993/1979 «Περί του επί συμβάσεως εργασίας Ιδιωτικού Δικαίου Προσωπικού του Δημοσίου» (ΦΕΚ281/1979/τ.Α΄όπως κωδικοποιήθηκε με το ΠΔ 410/1988.</text:p>
        </text:list-item>
        <text:list-item>
          <text:p text:style-name="P22">Την παρ. 8 του άρθρου 20 του ΠΔ410/1988.</text:p>
        </text:list-item>
        <text:list-item>
          <text:p text:style-name="P22">Τη με αριθμό <text:s/>Φ.351.5/43/67822/Δ1/05-05-2014 (ΑΔΑ: ΒΙΦΓ9-4ΘΑ) εγκύκλιο του ΥΠ.Π.Θ. με θέμα: «Άδειες εκπαιδευτικών Πρωτοβάθμιας και Δευτεροβάθμιας εκπαίδευσης»</text:p>
        </text:list-item>
        <text:list-item>
          <text:p text:style-name="P22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22">Τη με αριθμό <text:s/>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. </text:p>
        </text:list-item>
        <text:list-item>
          <text:p text:style-name="P23"><text:span text:style-name="T22">Την από </text:span><text:span text:style-name="T14">[DATE_OF_REQUEST]</text:span><text:span text:style-name="T22"> και με αριθμ. πρωτ. </text:span><text:span text:style-name="T14">[PROTOCOL_OF_REQUEST]</text:span><text:span text:style-name="T22"> αίτηση [TOY] [ANAPLIROTI_GEN] </text:span><text:span text:style-name="T13">[LAST_NAME_GEN] [FIRST_NAME_GEN]</text:span><text:span text:style-name="T22"> του </text:span><text:span text:style-name="T14">[FATHER_NAME_GEN]</text:span><text:span text:style-name="T22">, εκπαιδευτικού λειτουργού κλάδου </text:span><text:span text:style-name="T14">[SPECIALTY]</text:span><text:span text:style-name="T22">. <text:s/></text:span></text:p>
        </text:list-item>
      </text:list>
      <text:p text:style-name="P24"/>
      <text:p text:style-name="P4">ΑΠΟΦΑΣΙΖΟΥΜΕ</text:p>
      <text:p text:style-name="P2"/>
      <text:p text:style-name="P21"><text:span text:style-name="T5">Χορηγούμε </text:span><text:span text:style-name="T6">[STON] </text:span><text:span text:style-name="T11">[ANAPLIROTI]</text:span><text:span text:style-name="T13"> [LAST_NAME_AIT] [FIRST_NAME_AIT]</text:span><text:span text:style-name="T5"> του </text:span><text:span text:style-name="T12">[FATHER_NAME_GEN],</text:span><text:span text:style-name="T5"> εκπαιδευτικ</text:span><text:span text:style-name="T9">ό</text:span><text:span text:style-name="T5"> κλάδου </text:span><text:span text:style-name="T12">[SPECIALTY]</text:span><text:span text:style-name="T5">, </text:span><text:span text:style-name="T12">[DAYS_DURATION]</text:span><text:span text:style-name="T5"> ΚΑΝΟΝΙΚΗ άδεια απουσίας με αποδοχές από </text:span><text:span text:style-name="T12">[STARTING_DATE]</text:span><text:span text:style-name="T5"> έως και </text:span><text:span text:style-name="T12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7">[MANAGER]</text:p>
            <text:p text:style-name="P7"/>
          </table:table-cell>
        </table:table-row>
        <table:table-row>
          <table:table-cell table:style-name="Πίνακας2.A1" office:value-type="string">
            <text:p text:style-name="P19"/>
          </table:table-cell>
          <table:table-cell table:style-name="Πίνακας2.B2" office:value-type="string">
            <text:p text:style-name="P8"/>
            <text:p text:style-name="P8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1:22.332145427</dc:date>
    <dc:creator>Ιωάννης Χαριτάκης</dc:creator>
    <meta:editing-duration>PT3H17M33S</meta:editing-duration>
    <meta:editing-cycles>18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28" meta:word-count="218" meta:character-count="1854" meta:non-whitespace-character-count="1656"/>
  </office:meta>
</office:document-meta>
</file>